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roman"/>
    <style:font-face style:name="Cambria" svg:font-family="Cambria" style:font-family-generic="roman"/>
    <style:font-face style:name="Arial1" svg:font-family="Aria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vertical-align="auto"/>
      <style:text-properties style:font-name="Arial" fo:font-size="12pt" fo:language="en" fo:country="US" style:font-size-asian="12pt" style:language-asian="en" style:country-asian="US" style:font-size-complex="12pt" style:language-complex="en" style:country-complex="US"/>
    </style:style>
    <style:style style:name="P2" style:family="paragraph" style:parent-style-name="Standard">
      <style:paragraph-properties fo:margin-left="0in" fo:margin-right="0in" fo:text-align="end" style:justify-single-word="false" fo:text-indent="0in" style:auto-text-indent="false"/>
      <style:text-properties style:font-name="Arial"/>
    </style:style>
    <style:style style:name="P3" style:family="paragraph" style:parent-style-name="List_20_Paragraph">
      <style:text-properties style:font-name="Arial" style:font-name-asian="Arial1"/>
    </style:style>
    <style:style style:name="P4" style:family="paragraph" style:parent-style-name="Standard" style:master-page-name="Standard">
      <style:paragraph-properties fo:text-align="end" style:justify-single-word="false" style:page-number="auto"/>
      <style:text-properties style:font-name="Arial" fo:font-size="12pt" fo:language="en" fo:country="US" style:font-name-asian="Arial1" style:font-size-asian="12pt" style:language-asian="en" style:country-asian="US" style:font-size-complex="12pt" style:language-complex="en" style:country-complex="US"/>
    </style:style>
    <style:style style:name="P5" style:family="paragraph" style:parent-style-name="Standard">
      <style:paragraph-properties fo:margin-left="0in" fo:margin-right="0in" fo:text-align="end" style:justify-single-word="false" fo:orphans="2" fo:widows="2" fo:text-indent="0in" style:auto-text-indent="false" style:vertical-align="auto"/>
      <style:text-properties style:font-name="Arial" fo:font-size="12pt" fo:language="en" fo:country="US" style:font-name-asian="Arial1" style:font-size-asian="12pt" style:language-asian="en" style:country-asian="US" style:font-size-complex="12pt" style:language-complex="en" style:country-complex="US"/>
    </style:style>
    <style:style style:name="P6"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size="16pt" fo:language="en" fo:country="US" style:font-name-asian="Arial1" style:font-size-asian="16pt" style:language-asian="en" style:country-asian="US" style:font-size-complex="16pt" style:language-complex="en" style:country-complex="US"/>
    </style:style>
    <style:style style:name="P7" style:family="paragraph" style:parent-style-name="List_20_Paragraph">
      <style:text-properties style:font-name="Arial" style:font-name-asian="Arial1"/>
    </style:style>
    <style:style style:name="P8" style:family="paragraph" style:parent-style-name="List_20_Paragraph" style:list-style-name="L1">
      <style:paragraph-properties>
        <style:tab-stops/>
      </style:paragraph-properties>
      <style:text-properties style:font-name="Arial" officeooo:rsid="0010f9b8" officeooo:paragraph-rsid="0010f9b8"/>
    </style:style>
    <style:style style:name="P9" style:family="paragraph" style:parent-style-name="List_20_Paragraph" style:list-style-name="WWNum1">
      <style:paragraph-properties fo:margin-left="0.5in" fo:margin-right="0in" fo:text-indent="-0.25in" style:auto-text-indent="false">
        <style:tab-stops/>
      </style:paragraph-properties>
      <style:text-properties style:font-name="Arial" style:font-name-asian="Arial1"/>
    </style:style>
    <style:style style:name="P10" style:family="paragraph" style:parent-style-name="List_20_Paragraph" style:list-style-name="WWNum1">
      <style:paragraph-properties fo:margin-left="0.5in" fo:margin-right="0in" fo:text-indent="-0.25in" style:auto-text-indent="false">
        <style:tab-stops/>
      </style:paragraph-properties>
      <style:text-properties style:font-name="Arial" officeooo:rsid="000c5f65" officeooo:paragraph-rsid="000c5f65"/>
    </style:style>
    <style:style style:name="P11" style:family="paragraph" style:parent-style-name="List_20_Paragraph">
      <style:paragraph-properties fo:margin-left="0.5in" fo:margin-right="0in" fo:text-indent="-0.25in" style:auto-text-indent="false">
        <style:tab-stops/>
      </style:paragraph-properties>
      <style:text-properties style:font-name="Arial" officeooo:rsid="000c5f65" officeooo:paragraph-rsid="000c5f65"/>
    </style:style>
    <style:style style:name="P12" style:family="paragraph" style:parent-style-name="List_20_Paragraph" style:list-style-name="WWNum1">
      <style:paragraph-properties fo:margin-left="0.5in" fo:margin-right="0in" fo:text-indent="-0.25in" style:auto-text-indent="false">
        <style:tab-stops/>
      </style:paragraph-properties>
      <style:text-properties style:font-name="Arial" officeooo:rsid="0011d793" officeooo:paragraph-rsid="0011d793"/>
    </style:style>
    <style:style style:name="P13" style:family="paragraph" style:parent-style-name="List_20_Paragraph">
      <style:paragraph-properties fo:margin-left="0.25in" fo:margin-right="0in" fo:text-indent="0in" style:auto-text-indent="false">
        <style:tab-stops/>
      </style:paragraph-properties>
      <style:text-properties style:font-name="Arial" officeooo:rsid="000c5f65" officeooo:paragraph-rsid="000c5f65"/>
    </style:style>
    <style:style style:name="T1" style:family="text">
      <style:text-properties officeooo:rsid="0010f9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ott Chrukleton</text:p>
      <text:p text:style-name="P5">Christopher Morgan</text:p>
      <text:p text:style-name="P5">November 18, 2013</text:p>
      <text:p text:style-name="P6">CS470_Grid_Filter</text:p>
      <text:p text:style-name="P1"/>
      <text:p text:style-name="P1"/>
      <text:list xml:id="list6552925932923572176" text:style-name="WWNum1">
        <text:list-item>
          <text:p text:style-name="P9">Scott Chrukleton – </text:p>
        </text:list-item>
      </text:list>
      <text:p text:style-name="P3">Christopher Morgan – 25 hours</text:p>
      <text:p text:style-name="P3"/>
      <text:list xml:id="list110736991469144" text:continue-numbering="true" text:style-name="WWNum1">
        <text:list-item>
          <text:p text:style-name="P10"><text:span text:style-name="T1">A</text:span> summary of what <text:span text:style-name="T1">we learned:</text:span></text:p>
        </text:list-item>
      </text:list>
      <text:list xml:id="list2422759225665461273" text:style-name="L1">
        <text:list-item>
          <text:p text:style-name="P8">Grid filter Assumptions and Application</text:p>
          <text:list>
            <text:list-item>
              <text:p text:style-name="P8">There were a few aspects of Gridfilter that this assignment really brought home. <text:s/>One was how grid filter gets started. <text:s/>It starts with an initial view of the world, in other words, given no data at all what do I believe the world to look like. <text:s/>For example, in our project, what is the probability overall that any given space in my world is occupied. <text:s/>It made sense to use that the world is most likely more free space than it is obstacle occupied.</text:p>
            </text:list-item>
            <text:list-item>
              <text:p text:style-name="P8">Another aspect was what grid filter stores in it world representation. <text:s/>In our case, it was the idea that regardless of the observation we always stored the probability that a given space was occupied.</text:p>
            </text:list-item>
            <text:list-item>
              <text:p text:style-name="P8">We also gained insight as to how and why gridfilter differs from Bayes filtering. <text:s/>The idea being given that the contents of a particular space, with respect to obstacles, never changes, the definition of bel bar with respect to a state at time t simplifies to just bel with respect to a state at time t-1. <text:s/>We used this by simply multiplying our current world probability by what the likelihood was of an occupied state given our current observation. <text:s/>In other words, we learned how to update a gridfilter's cell's probability.</text:p>
            </text:list-item>
          </text:list>
        </text:list-item>
        <text:list-item>
          <text:p text:style-name="P8">Potential Field Craziness</text:p>
          <text:list>
            <text:list-item>
              <text:p text:style-name="P8">I learned that potential fields for obstacles become increasingly complex as one obscures their true complete form with observations of where they might be.</text:p>
            </text:list-item>
          </text:list>
        </text:list-item>
        <text:list-item>
          <text:p text:style-name="P8">Stacking by Design</text:p>
          <text:list>
            <text:list-item>
              <text:p text:style-name="P8">We learned that sometimes one approach is not simply the best. <text:s/>Sometimes it is better to combine approaches. <text:s/>For example, don't just use a simple lawn mowing technique. <text:s/>Use a <text:s/>combination of lawn mowing, random search, and random unexplored search. <text:s/>This combination is quit exciting.</text:p>
            </text:list-item>
          </text:list>
        </text:list-item>
      </text:list>
      <text:list xml:id="list110736594003585" text:continue-list="list110736991469144" text:style-name="WWNum1">
        <text:list-header>
          <text:p text:style-name="P10"/>
        </text:list-header>
        <text:list-item>
          <text:p text:style-name="P10">a discussion of how you got your tanks to search the world (how many tanks your code could handle reasonably, whether or not you did anything tricky like looking at neighboring cells in the grid, how you moved your tanks around, what you did when tanks got stuck, etc.)</text:p>
          <text:p text:style-name="P12">Our search pattern of the wold followed a simple overlapping lawn mowing style. <text:s/>We divided the world into slightly overlapping columns given the number of tanks that would search the world. <text:s/>Our tanks would then simply mow the world according to set of column way points. <text:s/>Once the end of the world was reached for a tank it would cycle back through its way points.</text:p>
          <text:p text:style-name="P12">We did two tricky things in respect to obstacle finding. <text:s/>First a point was only ever given to obstacle consideration if 90% of its two pixel away neighbors were obstacles. <text:s/>Then if a point passed this 90% rule it was only added as an obstacle point if none of <text:soft-page-break/>its neighbors within 7 pixels were already obstacle points. <text:s/>This allowed us to treat individual pixels as circular obstacles and to reduce the shear number of obstacles.</text:p>
          <text:p text:style-name="P12">With this configuration we were able to handle anywhere from 3 to 7 tanks, however, for more stability we settled on 3. <text:s/>We did not do anything tricky when tanks got stuck, but proposed the solution of a way point time out. <text:s/>Meaning that if a tank failed to reach a way point in a certain amount of time, it would just move on to the next way point. Again, we did not implement this. <text:s/>Our crazy potential field madness was enough to keep them reasonably unstuck.</text:p>
          <text:p text:style-name="P12"/>
        </text:list-item>
        <text:list-item>
          <text:p text:style-name="P10">a discussion of what happens when the sensor has different parameters (ex. it has a bigger range, it returns noisier estimates, you have an incorrect model for the amount of noise it returns, it only detects moving objects, etc.) - some of this you can test by varying the parameters you pass to bzrflag, and some you may have to just speculate on (like the moving objects bit),</text:p>
        </text:list-item>
      </text:list>
      <text:p text:style-name="P11"><text:tab/></text:p>
      <text:p text:style-name="P13"/>
      <text:list xml:id="list110736468926531" text:continue-numbering="true" text:style-name="WWNum1">
        <text:list-item>
          <text:p text:style-name="P10">a discussion of how you would apply the grid filter in the capture the flag tournament, especially given the fact that you might get shot if you spend too much time wandering around the opponent's territory without having a good map, and that asking for the occupancy grid costs you computation time.</text:p>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roman"/>
    <style:font-face style:name="Cambria" svg:font-family="Cambria" style:font-family-generic="roman"/>
    <style:font-face style:name="Arial1" svg:font-family="Aria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default-outline-level="">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mbria" fo:font-size="12pt" fo:language="en" fo:country="US" style:font-size-asian="12pt" style:language-asian="en" style:country-asian="US" style:font-size-complex="12pt" style:language-complex="en" style:country-complex="U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organ</meta:initial-creator>
    <meta:creation-date>2013-11-18T20:57:47.633548756</meta:creation-date>
    <dc:date>2013-11-21T11:07:36.229055351</dc:date>
    <dc:creator>Christopher Morgan</dc:creator>
    <meta:editing-duration>P0D</meta:editing-duration>
    <meta:editing-cycles>2</meta:editing-cycles>
    <meta:generator>LibreOffice/4.1.2.3$Linux_X86_64 LibreOffice_project/410m0$Build-3</meta:generator>
    <meta:document-statistic meta:table-count="0" meta:image-count="0" meta:object-count="0" meta:page-count="2" meta:paragraph-count="22" meta:word-count="719" meta:character-count="4074" meta:non-whitespace-character-count="3363"/>
  </office:meta>
</office:document-meta>
</file>